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Standard" style:list-style-name="L1">
      <style:paragraph-properties fo:text-align="start" style:justify-single-word="false"/>
    </style:style>
    <style:style style:name="P9" style:family="paragraph" style:parent-style-name="Standard" style:list-style-name="L1">
      <style:paragraph-properties fo:text-align="start" style:justify-single-word="false"/>
      <style:text-properties officeooo:paragraph-rsid="00154b81"/>
    </style:style>
    <style:style style:name="P10" style:family="paragraph" style:parent-style-name="Standard" style:list-style-name="L2">
      <style:paragraph-properties fo:text-align="start" style:justify-single-word="false"/>
    </style:style>
    <style:style style:name="P11" style:family="paragraph" style:parent-style-name="Standard" style:list-style-name="L3">
      <style:paragraph-properties fo:text-align="start" style:justify-single-word="false"/>
    </style:style>
    <style:style style:name="P12" style:family="paragraph" style:parent-style-name="Standard" style:list-style-name="L4">
      <style:paragraph-properties fo:text-align="start" style:justify-single-word="false"/>
    </style:style>
    <style:style style:name="P13" style:family="paragraph" style:parent-style-name="Standard" style:list-style-name="L5">
      <style:paragraph-properties fo:text-align="start" style:justify-single-word="false"/>
    </style:style>
    <style:style style:name="P14" style:family="paragraph" style:parent-style-name="Standard" style:list-style-name="L6">
      <style:paragraph-properties fo:text-align="start" style:justify-single-word="false"/>
    </style:style>
    <style:style style:name="P15" style:family="paragraph" style:parent-style-name="Standard" style:list-style-name="L7">
      <style:paragraph-properties fo:text-align="start" style:justify-single-word="false"/>
    </style:style>
    <style:style style:name="P16" style:family="paragraph" style:parent-style-name="Standard" style:list-style-name="L8">
      <style:paragraph-properties fo:text-align="start" style:justify-single-word="false"/>
    </style:style>
    <style:style style:name="P17" style:family="paragraph" style:parent-style-name="Standard" style:list-style-name="L9">
      <style:paragraph-properties fo:text-align="start" style:justify-single-word="false"/>
    </style:style>
    <style:style style:name="P18" style:family="paragraph" style:parent-style-name="Standard" style:list-style-name="L10">
      <style:paragraph-properties fo:text-align="start" style:justify-single-word="false"/>
    </style:style>
    <style:style style:name="P19" style:family="paragraph" style:parent-style-name="Standard" style:list-style-name="L11">
      <style:paragraph-properties fo:text-align="start" style:justify-single-word="false"/>
    </style:style>
    <style:style style:name="P20" style:family="paragraph" style:parent-style-name="Standard" style:list-style-name="L14">
      <style:paragraph-properties fo:text-align="start" style:justify-single-word="false"/>
    </style:style>
    <style:style style:name="P21" style:family="paragraph" style:parent-style-name="Standard" style:list-style-name="L6">
      <style:paragraph-properties fo:text-align="start" style:justify-single-word="false"/>
      <style:text-properties officeooo:rsid="00176450" officeooo:paragraph-rsid="00176450"/>
    </style:style>
    <style:style style:name="P2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3" style:family="paragraph" style:parent-style-name="Standard" style:list-style-name="L12">
      <style:paragraph-properties fo:text-align="start" style:justify-single-word="false"/>
      <style:text-properties fo:font-size="12pt" fo:font-weight="normal" style:font-size-asian="10.5pt" style:font-weight-asian="normal" style:font-size-complex="12pt" style:font-weight-complex="normal"/>
    </style:style>
    <style:style style:name="P24" style:family="paragraph" style:parent-style-name="Standard" style:list-style-name="L13">
      <style:paragraph-properties fo:text-align="start" style:justify-single-word="false"/>
      <style:text-properties fo:font-size="12pt" fo:font-weight="normal" style:font-size-asian="10.5pt" style:font-weight-asian="normal" style:font-size-complex="12pt" style:font-weight-complex="normal"/>
    </style:style>
    <style:style style:name="P25" style:family="paragraph" style:parent-style-name="Standard" style:list-style-name="L13">
      <style:paragraph-properties fo:text-align="start" style:justify-single-word="false"/>
      <style:text-properties fo:font-size="12pt" fo:font-weight="normal" officeooo:paragraph-rsid="0019a7c6" style:font-size-asian="10.5pt" style:font-weight-asian="normal" style:font-size-complex="12pt" style:font-weight-complex="normal"/>
    </style:style>
    <style:style style:name="P26" style:family="paragraph" style:parent-style-name="Standard" style:list-style-name="L14">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Standard" style:list-style-name="L15">
      <style:paragraph-properties fo:text-align="start" style:justify-single-word="false"/>
      <style:text-properties fo:font-size="12pt" fo:font-weight="normal" style:font-size-asian="10.5pt" style:font-weight-asian="normal" style:font-size-complex="12pt" style:font-weight-complex="normal"/>
    </style:style>
    <style:style style:name="P28" style:family="paragraph" style:parent-style-name="Standard" style:list-style-name="L16">
      <style:paragraph-properties fo:text-align="start" style:justify-single-word="false"/>
      <style:text-properties fo:font-size="12pt" fo:font-weight="normal" style:font-size-asian="10.5pt" style:font-weight-asian="normal" style:font-size-complex="12pt" style:font-weight-complex="normal"/>
    </style:style>
    <style:style style:name="P29" style:family="paragraph" style:parent-style-name="Standard" style:list-style-name="L17">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paragraph-rsid="0019a7c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bold" officeooo:paragraph-rsid="0019a7c6"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54b81"/>
    </style:style>
    <style:style style:name="T3" style:family="text">
      <style:text-properties officeooo:rsid="00169a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O</text:p>
      <text:p text:style-name="P2"/>
      <text:p text:style-name="P5">Why is it good design for user programs do IO through the operating system?</text:p>
      <text:list xml:id="list16551923541" text:style-name="L1">
        <text:list-item>
          <text:p text:style-name="P8">Arbitration – multiple programs using the processor share the IO system</text:p>
        </text:list-item>
        <text:list-item>
          <text:p text:style-name="P8">Handling of interrupts</text:p>
        </text:list-item>
        <text:list-item>
          <text:p text:style-name="P9">Low level control of an IO device is complex </text:p>
          <text:list>
            <text:list-item>
              <text:p text:style-name="P9"><text:span text:style-name="T2">I</text:span>t requires managing a set of concurrent events </text:p>
            </text:list-item>
            <text:list-item>
              <text:p text:style-name="P9"><text:span text:style-name="T2">T</text:span>he requirements for correct device control are often very detailed</text:p>
            </text:list-item>
          </text:list>
        </text:list-item>
      </text:list>
      <text:p text:style-name="P4"/>
      <text:p text:style-name="P5">What are the functions an OS must provide for IO handling?</text:p>
      <text:list xml:id="list1932410474" text:style-name="L2">
        <text:list-item>
          <text:p text:style-name="P10">Access control – access to only those device or portions of the device to which user has rights</text:p>
        </text:list-item>
        <text:list-item>
          <text:p text:style-name="P10">Abstractions for accessing devices</text:p>
        </text:list-item>
        <text:list-item>
          <text:p text:style-name="P10">Handling of interrupts</text:p>
        </text:list-item>
        <text:list-item>
          <text:p text:style-name="P10">Fair access to shared IO resources</text:p>
        </text:list-item>
      </text:list>
      <text:p text:style-name="P4"/>
      <text:p text:style-name="P5">Types of communication necessary between OS and IO devices</text:p>
      <text:list xml:id="list146044344" text:style-name="L3">
        <text:list-item>
          <text:p text:style-name="P11">OS must be able to give commands to IO devices</text:p>
        </text:list-item>
        <text:list-item>
          <text:p text:style-name="P11">Device must be able to notify OS</text:p>
        </text:list-item>
        <text:list-item>
          <text:p text:style-name="P11">Data transfer between memory and IO devices</text:p>
        </text:list-item>
      </text:list>
      <text:p text:style-name="P4"/>
      <text:p text:style-name="P5">How can an operating system(via the processor) give a command to an IO device?</text:p>
      <text:list xml:id="list1684612592" text:style-name="L4">
        <text:list-item>
          <text:p text:style-name="P12">Address the device</text:p>
        </text:list-item>
        <text:list-item>
          <text:p text:style-name="P12">Supply one or more command words</text:p>
        </text:list-item>
      </text:list>
      <text:p text:style-name="P4"/>
      <text:p text:style-name="P5">How can an IO device be addressed</text:p>
      <text:list xml:id="list1422911120" text:style-name="L5">
        <text:list-item>
          <text:p text:style-name="P13">Through memory-mapped IO</text:p>
        </text:list-item>
        <text:list-item>
          <text:p text:style-name="P13">Through special instructions</text:p>
        </text:list-item>
      </text:list>
      <text:p text:style-name="P4"/>
      <text:p text:style-name="P5">Memory-mapped IO</text:p>
      <text:list xml:id="list942124603" text:style-name="L6">
        <text:list-item>
          <text:p text:style-name="P14">Portions of the address space are assigned IO devices.</text:p>
        </text:list-item>
        <text:list-item>
          <text:p text:style-name="P14">Reads and writes to those address are interpreted as commands to the IO devices.</text:p>
        </text:list-item>
        <text:list-item>
          <text:p text:style-name="P14">What this means is that all IO devices listen to the bus. Any read or write to memory-mapped IO addresses are ignored by the memory-system. The concerned device-controller, sees the operation, records the data, and transmits it to the device as a command.</text:p>
        </text:list-item>
        <text:list-item>
          <text:p text:style-name="P14">Memory mapped IO can also be used to transmit data by writing or reading to select addresses. The address itself encodes <text:s/>the device identity and the type of transmission between the processor and the device.</text:p>
        </text:list-item>
        <text:list-item>
          <text:p text:style-name="P21">User programs are prevented from issuing IO operations directly because the OS does not provide access to the address space assigned to the IP devices and thus the addresses are protected by the address translation.</text:p>
        </text:list-item>
      </text:list>
      <text:p text:style-name="P4"/>
      <text:p text:style-name="P5">Special IO instructions</text:p>
      <text:list xml:id="list994231148" text:style-name="L7">
        <text:list-item>
          <text:p text:style-name="P15">Architecture of processor provides dedicated IO instruction</text:p>
        </text:list-item>
        <text:list-item>
          <text:p text:style-name="P15">IO instructions can be used to specify command and device.</text:p>
        </text:list-item>
        <text:list-item>
          <text:p text:style-name="P15">Exceptions are generated if IO instructions are issued in user mode thus preventing user programs from directly accessing IO devices</text:p>
        </text:list-item>
      </text:list>
      <text:p text:style-name="P4"/>
      <text:p text:style-name="P5">Typical steps to fulfill a single read/write request</text:p>
      <text:list xml:id="list787083633" text:style-name="L8">
        <text:list-item>
          <text:p text:style-name="P16"><text:soft-page-break/>Check if the device is ready by inspecting its status registers</text:p>
        </text:list-item>
        <text:list-item>
          <text:p text:style-name="P16">Read/write every <text:s/>data unit from/to the devices data register as and when it becomes ready.</text:p>
        </text:list-item>
        <text:list-item>
          <text:p text:style-name="P16">Check for error by inspecting status register. If error repeat.</text:p>
        </text:list-item>
      </text:list>
      <text:p text:style-name="P4">Lesson: Simple IO may require multiple IO access and commands</text:p>
      <text:p text:style-name="P4"/>
      <text:p text:style-name="P5">Why can't user programs themselves issue commands by addressing devices through memory-mapped IO</text:p>
      <text:p text:style-name="P4">The OS protects the memory-mapped addresses by address translation. If user programs try to access those memory addresses, an exception is generated.</text:p>
      <text:p text:style-name="P4"/>
      <text:p text:style-name="P5">What are the ways in which a IO device can communicate with the processor?</text:p>
      <text:list xml:id="list1220845450" text:style-name="L9">
        <text:list-item>
          <text:p text:style-name="P17"><text:a xlink:type="simple" xlink:href="#Poll driven IO">Through polling</text:a></text:p>
        </text:list-item>
        <text:list-item>
          <text:p text:style-name="P17"><text:a xlink:type="simple" xlink:href="../Interrupts.odt">Through interrupts</text:a></text:p>
        </text:list-item>
      </text:list>
      <text:p text:style-name="P4"/>
      <text:p text:style-name="P5"><text:bookmark text:name="Poll driven IO"/>Polling driven IO/<text:span text:style-name="T3">Programmed IO</text:span></text:p>
      <text:list xml:id="list1393038960" text:style-name="L10">
        <text:list-item>
          <text:p text:style-name="P18">IO device puts <text:s/>the information in a status register and the processor checks on it at regular intervals</text:p>
        </text:list-item>
        <text:list-item>
          <text:p text:style-name="P18">Results in a waste of a lot of processor time as processors are so much faster than IO devices.</text:p>
        </text:list-item>
      </text:list>
      <text:p text:style-name="P4"/>
      <text:p text:style-name="P5">Why is polling driven IO used in real-time systems?</text:p>
      <text:list xml:id="list235529608" text:continue-numbering="true" text:style-name="L10">
        <text:list-item>
          <text:p text:style-name="P18">In real-time systems IO rates are predetermined and this makes the IO overhead more predictable.</text:p>
        </text:list-item>
      </text:list>
      <text:p text:style-name="P3"/>
      <text:p text:style-name="P5">What does the communication between a device and a processor involve?</text:p>
      <text:list xml:id="list1701260682" text:style-name="L11">
        <text:list-item>
          <text:p text:style-name="P19">A status message</text:p>
        </text:list-item>
        <text:list-item>
          <text:p text:style-name="P19">A request for data transfer to/from the memory.</text:p>
        </text:list-item>
      </text:list>
      <text:p text:style-name="P3"/>
      <text:p text:style-name="P3">When is it suitable for data-transfer to happen via the processor?</text:p>
      <text:list xml:id="list1507013957" text:style-name="L12">
        <text:list-item>
          <text:p text:style-name="P23">When the requesting device is a low bandwidth device</text:p>
        </text:list-item>
        <text:list-item>
          <text:p text:style-name="P23">When we are more interested in reducing the cost of the device controller and interface</text:p>
        </text:list-item>
      </text:list>
      <text:p text:style-name="P2"/>
      <text:p text:style-name="P3">Alternative?</text:p>
      <text:p text:style-name="P2">Use DMA</text:p>
      <text:p text:style-name="P2"/>
      <text:p text:style-name="P3">Comparison w.r.t. an IO operation to a single device</text:p>
      <table:table table:name="Table1" table:style-name="Table1">
        <table:table-column table:style-name="Table1.A" table:number-columns-repeated="3"/>
        <table:table-row>
          <table:table-cell table:style-name="Table1.A1" office:value-type="string">
            <text:p text:style-name="P6"/>
          </table:table-cell>
          <table:table-cell table:style-name="Table1.A1" office:value-type="string">
            <text:p text:style-name="P7">Latency(Not clear!!!)</text:p>
          </table:table-cell>
          <table:table-cell table:style-name="Table1.C1" office:value-type="string">
            <text:p text:style-name="P7">Processor utilization</text:p>
          </table:table-cell>
        </table:table-row>
        <table:table-row>
          <table:table-cell table:style-name="Table1.A2" office:value-type="string">
            <text:p text:style-name="P7">Polling driven IO</text:p>
          </table:table-cell>
          <table:table-cell table:style-name="Table1.A2" office:value-type="string">
            <text:p text:style-name="P6">Lowest</text:p>
          </table:table-cell>
          <table:table-cell table:style-name="Table1.C2" office:value-type="string">
            <text:p text:style-name="P6">Low</text:p>
          </table:table-cell>
        </table:table-row>
        <table:table-row>
          <table:table-cell table:style-name="Table1.A2" office:value-type="string">
            <text:p text:style-name="P7">Interrupts driven IO</text:p>
          </table:table-cell>
          <table:table-cell table:style-name="Table1.A2" office:value-type="string">
            <text:p text:style-name="P6">High</text:p>
          </table:table-cell>
          <table:table-cell table:style-name="Table1.C2" office:value-type="string">
            <text:p text:style-name="P6">High</text:p>
          </table:table-cell>
        </table:table-row>
        <table:table-row>
          <table:table-cell table:style-name="Table1.A2" office:value-type="string">
            <text:p text:style-name="P7">DMA</text:p>
          </table:table-cell>
          <table:table-cell table:style-name="Table1.A2" office:value-type="string">
            <text:p text:style-name="P6">Lower</text:p>
          </table:table-cell>
          <table:table-cell table:style-name="Table1.C2" office:value-type="string">
            <text:p text:style-name="P6">Highest</text:p>
          </table:table-cell>
        </table:table-row>
      </table:table>
      <text:p text:style-name="P2">Latency – Delay in attending to IO</text:p>
      <text:p text:style-name="P2"/>
      <text:p text:style-name="P3">Device-controllers or IO controllers</text:p>
      <text:list xml:id="list2145658897" text:style-name="L14">
        <text:list-item>
          <text:p text:style-name="P26">IC's which implement the functionality of allowing a device to communicate with a bus</text:p>
        </text:list-item>
        <text:list-item>
          <text:p text:style-name="P20">Hardware of a particular IO subsystem which contains the implementation of the logic necessary for the operation of that subsystem.</text:p>
        </text:list-item>
      </text:list>
      <text:p text:style-name="P2"/>
      <text:p text:style-name="P31">I/O processors</text:p>
      <text:list xml:id="list1166762763" text:style-name="L13">
        <text:list-item>
          <text:p text:style-name="P25">Are more powerful IO controllers.</text:p>
        </text:list-item>
        <text:list-item>
          <text:p text:style-name="P25"><text:soft-page-break/>Implemented with general purpose microprocessor, and they usually run a specialized IO program.</text:p>
        </text:list-item>
        <text:list-item>
          <text:p text:style-name="P25">They further reduce the need to interrupt the processor and occupy it in handling an IO request that may involve doing several actual operations.</text:p>
        </text:list-item>
      </text:list>
      <text:p text:style-name="P30"/>
      <text:p text:style-name="P3">Host adapters(Host controller, Host bus adapter)</text:p>
      <text:p text:style-name="P2">IC's which implement the functionality of allowing interaction between an IO bus(PCI Express, PCI, SCI, IDE, USB, FireWire) and the system bus. More generally they can be seen as allowing communication between two buses.</text:p>
      <text:list xml:id="list419248376" text:style-name="L15">
        <text:list-item>
          <text:p text:style-name="P27">A PCI to USB FireWire host adapter enable communication to flow between a usb bus(possibly many also) and a PCI bus</text:p>
        </text:list-item>
        <text:list-item>
          <text:p text:style-name="P27">A PCI to IDE(SATA or PATA) <text:s/>host adapter enable communication to flow between IDE buses and a PCI bus</text:p>
        </text:list-item>
      </text:list>
      <text:p text:style-name="P2">Host adapters also aid in the existence of multiple versions of a particular IO bus protocol.</text:p>
      <text:list xml:id="list547952360" text:style-name="L16">
        <text:list-item>
          <text:p text:style-name="P28">A USB host adapter typically connects USB-1.0(OHCI) and USB2.0(EHCI) controllers to another bus</text:p>
        </text:list-item>
      </text:list>
      <text:p text:style-name="P2"/>
      <text:p text:style-name="P3">Distinguishing a bus, an interface and a controller</text:p>
      <text:p text:style-name="P2">All the above three are often referred by the same name. It is because all the three implement the same standard necessary to inter-operate.</text:p>
      <text:list xml:id="list876347161" text:style-name="L17">
        <text:list-item>
          <text:p text:style-name="P29">A SCSI disk has a SCSI controller to enable it to operate on a SCSI bus. The SCSI disk connects to the SCSI bus through a SCSI interface on its controller.</text:p>
        </text:list-item>
        <text:list-item>
          <text:p text:style-name="P29">A USB device connects to a usb interface which in turn has a usb controller to enable it to operate on a USB bus</text:p>
        </text:list-item>
      </text:list>
      <text:p text:style-name="P2">The interface mentioned above refers to the connecting interface.</text:p>
      <text:p text:style-name="P2"/>
      <text:p text:style-name="P3">Are all peripherals connected through host adapters?</text:p>
      <text:p text:style-name="P2"><text:span text:style-name="T1">Probably</text:span> not. Only peripherals which can't communicate directly on the system bus. Memory, graphics controller, network controllers(Ethernet, Wi-Fi etc) are probably connected directly to the system 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3.6$Linux_x86 LibreOffice_project/360m1$Build-2</meta:generator>
    <dc:date>2013-01-29T16:48:08</dc:date>
    <dc:creator>Kempa </dc:creator>
    <meta:editing-duration>PT23H50M49S</meta:editing-duration>
    <meta:editing-cycles>96</meta:editing-cycles>
    <meta:document-statistic meta:table-count="1" meta:image-count="0" meta:object-count="0" meta:page-count="3" meta:paragraph-count="88" meta:word-count="977" meta:character-count="5712" meta:non-whitespace-character-count="4863"/>
  </office:meta>
</office:document-meta>
</file>